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6aace" officeooo:paragraph-rsid="0016aace" style:font-size-asian="12.25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normal" officeooo:rsid="0016aace" officeooo:paragraph-rsid="0016aace" style:font-size-asian="12.25pt" style:font-weight-asian="normal" style:font-size-complex="14pt" style:font-weight-complex="normal"/>
    </style:style>
    <style:style style:name="P3" style:family="paragraph" style:parent-style-name="Standard">
      <style:paragraph-properties fo:line-height="115%" fo:text-align="justify" style:justify-single-word="false"/>
      <style:text-properties fo:font-size="14pt" style:text-underline-style="none" fo:font-weight="normal" officeooo:rsid="0016aace" officeooo:paragraph-rsid="0016aace"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style:text-underline-style="none" fo:font-weight="normal" officeooo:rsid="0016aace" officeooo:paragraph-rsid="00192511"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6aace" officeooo:paragraph-rsid="0016aace" style:font-size-asian="16pt" style:font-weight-asian="bold" style:font-size-complex="16pt" style:font-weight-complex="bold"/>
    </style:style>
    <style:style style:name="T1" style:family="text">
      <style:text-properties fo:font-size="12pt" style:font-size-asian="10.5pt" style:font-size-complex="12pt"/>
    </style:style>
    <style:style style:name="T2" style:family="text">
      <style:text-properties fo:font-size="12pt" officeooo:rsid="00186493" style:font-size-asian="10.5pt" style:font-size-complex="12pt"/>
    </style:style>
    <style:style style:name="T3" style:family="text">
      <style:text-properties fo:font-size="12pt" officeooo:rsid="00192511"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mpte rendu du projet Aventuriers du Rail</text:p>
      <text:p text:style-name="P1"/>
      <text:p text:style-name="P2">Présenté par : Abderraouf SENHADJI</text:p>
      <text:p text:style-name="P2">Classe : EI-SE 3</text:p>
      <text:p text:style-name="P2"/>
      <text:p text:style-name="P2"/>
      <text:p text:style-name="P3"><text:tab/><text:span text:style-name="T1">A l’heure actuelle, les structures de récupération des données de la partie ainsi que la fonction de mise à jour updateGame sont à point et fonctionnent correctement lors de parties joués par l’utilisateur.</text:span></text:p>
      <text:p text:style-name="P3"><text:span text:style-name="T1"/></text:p>
      <text:p text:style-name="P4"><text:span text:style-name="T1"><text:tab/>L’idée était d’écrire une fonction chooseMove qui choisirait automatiquement l</text:span><text:span text:style-name="T2">e coup à jouer pour remplir les objectifs après avoir scanné un tableau objectiveTracks [nbTracks] de pointeur vers des t_tracks qui donne l’adresse des chemins nécessaires à accomplir l’objectif comme retourné par l’algorithme de Dijkstra et qui est contient un pointeur NULL pour les chemins non-nécessaires. La fonction fonctionnerait comme expliqué dans la section 4.1 Stratégie de jeu du sujet. C’est-à-dire que lors du premier tour, tous les objectifs tirés serait gardés et on chercherait à les atteindre en tirant les cartes nécessaires pour assurer les chemins nécessaires comme indiqués par le tableau objectiveTracks avec des drawCard lorsque les cartes visibles sont utiles, ou sinon en tirant de la pioche avec drawBlindCard. Une fois tous les objectifs atteints, d’autres serait tirés et uniquement ceux qui nécessitent un nombre de wagon inférieur ou égale au nombre de wagon restant seraient maintenue. Une boucle qui sélectionnerait les objectifs avec le plus de points en priorité était également prévue. </text:span></text:p>
      <text:p text:style-name="P4"><text:span text:style-name="T2"><text:tab/>Cependant, les segmentation errors rencontrés lors des multiples </text:span><text:span text:style-name="T3">tentatives de création du tableau objectiveTracks ont malheureusement empêché l’avancement du projet puisque c’est de ce tableau que dépendent toutes les conditions pour le choix du coup à jou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0T19:39:46.696796098</meta:creation-date>
    <dc:date>2021-01-20T20:10:45.854245179</dc:date>
    <meta:editing-duration>PT3M15S</meta:editing-duration>
    <meta:editing-cycles>2</meta:editing-cycles>
    <meta:generator>LibreOffice/6.0.7.3$Linux_X86_64 LibreOffice_project/00m0$Build-3</meta:generator>
    <meta:document-statistic meta:table-count="0" meta:image-count="0" meta:object-count="0" meta:page-count="1" meta:paragraph-count="6" meta:word-count="251" meta:character-count="1661" meta:non-whitespace-character-count="1412"/>
  </office:meta>
</office:document-meta>
</file>